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042in" fo:margin-left="-0.0785in" table:align="left" style:writing-mode="lr-tb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s" fo:country="CR" style:language-asian="en" style:country-asian="US"/>
    </style:style>
    <style:style style:name="P4" style:family="paragraph" style:parent-style-name="Standard">
      <style:text-properties fo:language="es" fo:country="CR" fo:font-weight="bold" style:language-asian="en" style:country-asian="US" style:font-weight-asian="bold"/>
    </style:style>
    <style:style style:name="P5" style:family="paragraph" style:parent-style-name="Standard">
      <style:text-properties fo:language="es" fo:country="CR" fo:background-color="#66ff66" style:language-asian="en" style:country-asian="US"/>
    </style:style>
    <style:style style:name="P6" style:family="paragraph" style:parent-style-name="Standard" style:list-style-name="WW8Num1"/>
    <style:style style:name="P7" style:family="paragraph" style:parent-style-name="Standard" style:list-style-name="WW8Num2"/>
    <style:style style:name="P8" style:family="paragraph" style:parent-style-name="Standard">
      <style:text-properties fo:background-color="#66ff66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fo:language="es" fo:country="CR" fo:font-weight="bold" style:language-asian="en" style:country-asian="US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language="es" fo:country="CR" fo:background-color="#66ff66" style:language-asian="en" style:country-asian="US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language="es" fo:country="CR" fo:font-weight="bold" fo:background-color="#00cc00" style:font-size-asian="10pt" style:language-asian="en" style:country-asian="US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language="es" fo:country="CR" fo:background-color="#00cc00" style:font-size-asian="10pt" style:language-asian="en" style:country-asian="US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background-color="#00cc00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6.5in" style:type="right"/>
        </style:tab-stops>
      </style:paragraph-properties>
    </style:style>
    <style:style style:name="P15" style:family="paragraph" style:parent-style-name="Standard">
      <style:paragraph-properties fo:margin-top="0in" fo:margin-bottom="0.1665in" loext:contextual-spacing="false"/>
      <style:text-properties fo:language="es" fo:country="CR" fo:font-weight="bold" style:language-asian="en" style:country-asian="US" style:font-weight-asian="bold"/>
    </style:style>
    <style:style style:name="P16" style:family="paragraph" style:parent-style-name="Standard">
      <style:paragraph-properties fo:margin-top="0in" fo:margin-bottom="0.1665in" loext:contextual-spacing="false"/>
      <style:text-properties fo:language="es" fo:country="CR" fo:font-weight="bold" fo:background-color="#66ff66" style:language-asian="en" style:country-asian="US" style:font-weight-asian="bold"/>
    </style:style>
    <style:style style:name="P17" style:family="paragraph" style:parent-style-name="Standard">
      <style:paragraph-properties fo:margin-top="0in" fo:margin-bottom="0.1665in" loext:contextual-spacing="false"/>
      <style:text-properties fo:background-color="#66ff66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size="9pt" fo:language="es" fo:country="CR" fo:background-color="#66ff66" style:font-size-asian="9pt" style:language-asian="en" style:country-asian="US" style:font-name-complex="Courier New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background-color="#66ff66"/>
    </style:style>
    <style:style style:name="T1" style:family="text">
      <style:text-properties fo:font-weight="bold" style:font-weight-asian="bold"/>
    </style:style>
    <style:style style:name="T2" style:family="text">
      <style:text-properties fo:language="es" fo:country="CR" fo:font-weight="bold" style:language-asian="en" style:country-asian="US" style:font-weight-asian="bold"/>
    </style:style>
    <style:style style:name="T3" style:family="text">
      <style:text-properties fo:language="es" fo:country="CR" style:language-asian="en" style:country-asian="US"/>
    </style:style>
    <style:style style:name="T4" style:family="text">
      <style:text-properties fo:language="es" fo:country="CR" fo:font-style="italic" fo:font-weight="bold" style:language-asian="en" style:country-asian="US" style:font-style-asian="italic" style:font-weight-asian="bold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fo:font-size="10pt" fo:language="es" fo:country="CR" style:font-size-asian="10pt" style:language-asian="en" style:country-asian="US"/>
    </style:style>
    <style:style style:name="T7" style:family="text">
      <style:text-properties fo:font-size="10pt" fo:language="es" fo:country="CR" fo:font-weight="bold" style:font-size-asian="10pt" style:language-asian="en" style:country-asian="US" style:font-weight-asian="bold"/>
    </style:style>
    <style:style style:name="T8" style:family="text">
      <style:text-properties style:font-name="Courier New" fo:font-size="9pt" style:font-size-asian="9pt" style:font-name-complex="Courier New"/>
    </style:style>
    <style:style style:name="T9" style:family="text">
      <style:text-properties style:font-name="Courier New" fo:font-size="9pt" fo:language="es" fo:country="CR" style:font-size-asian="9pt" style:language-asian="en" style:country-asian="US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INSTITUTO TECNOLÓGICO DE COSTA RICA<text:tab/>I SEMESTRE 2017</text:span></text:p>
      <text:p text:style-name="P9">INGENIERÍA EN COMPUTACIÓN</text:p>
      <text:p text:style-name="P1"><text:span text:style-name="T2">IC-4302 BASES DE DATOS 2</text:span></text:p>
      <text:p text:style-name="P2"><text:span text:style-name="T2">TAREA PROGRAMADA 3</text:span></text:p>
      <text:p text:style-name="Standard"><text:span text:style-name="T3">La tarea consiste en cargar una colección de documentos en una base de datos mongoDB. Dicha colección es llamada </text:span><text:span text:style-name="T4">Reuters21578</text:span><text:span text:style-name="T3"> y ha sido muy usada en investigación en information retrieval y machine learning. Consiste de 21578 artículos aparecidos en el servicio de noticias Reuters en 1987. Los artículos fueron indexados y categorizados por el personal de Reuters Ltd. en 1987.</text:span></text:p>
      <text:p text:style-name="Standard"><text:span text:style-name="T3">La colección consiste de 22 archivos XML, cada uno de ellos, menos el último, contienen 1000 articulos. Cada artículo es representado por medio del elemento &lt;REUTERS&gt;. <text:s/>Dentro de ese elemento aparecen los siguientes elementos XML </text:span>con la información indicad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6">&lt;DATE&gt;</text:span></text:p>
          </table:table-cell>
          <table:table-cell table:style-name="Table1.B1" office:value-type="string">
            <text:p text:style-name="P12">Fecha y hora de la noticia. Formato dd-MMM-YYYY hh.mm.ss.cc</text:p>
          </table:table-cell>
        </table:table-row>
        <table:table-row table:style-name="Table1.1">
          <table:table-cell table:style-name="Table1.A1" office:value-type="string">
            <text:p text:style-name="P13"><text:span text:style-name="T6">&lt;TOPICS&gt;</text:span></text:p>
          </table:table-cell>
          <table:table-cell table:style-name="Table1.B1" office:value-type="string">
            <text:p text:style-name="P12">Categorías asignadas a un articulo. Por ejemplo: grain, sugar, etc.</text:p>
            <text:p text:style-name="P13"><text:span text:style-name="T6">Cada categoría se encuentra dentro de un elemento &lt;D&gt;. Puede haber más de una.</text:span></text:p>
          </table:table-cell>
        </table:table-row>
        <table:table-row table:style-name="Table1.1">
          <table:table-cell table:style-name="Table1.A1" office:value-type="string">
            <text:p text:style-name="P12">&lt;PLACES&gt;</text:p>
          </table:table-cell>
          <table:table-cell table:style-name="Table1.B1" office:value-type="string">
            <text:p text:style-name="P13"><text:span text:style-name="T6">Lugares geográficos a los que se refiere la noticia. Por ejemplo: usa, uk, etc.<text:line-break/>Cada lugar se encuentra dentro de un elemeno &lt;D&gt;. Puede haber más de uno.</text:span></text:p>
          </table:table-cell>
        </table:table-row>
        <table:table-row table:style-name="Table1.1">
          <table:table-cell table:style-name="Table1.A1" office:value-type="string">
            <text:p text:style-name="P12">&lt;PEOPLE&gt;</text:p>
          </table:table-cell>
          <table:table-cell table:style-name="Table1.B1" office:value-type="string">
            <text:p text:style-name="P12">Personas mencionadas en la noticia. Por ejemplo: reagan, volcker, etc.<text:line-break/>Cada persona se encuentra dentro de un elemeno &lt;D&gt;. Puede haber más de una.</text:p>
          </table:table-cell>
        </table:table-row>
        <table:table-row table:style-name="Table1.1">
          <table:table-cell table:style-name="Table1.A1" office:value-type="string">
            <text:p text:style-name="P12">&lt;ORGS&gt;</text:p>
          </table:table-cell>
          <table:table-cell table:style-name="Table1.B1" office:value-type="string">
            <text:p text:style-name="P12">Organizaciones mencionadas en la noticia. Por ejemplo: oecd, imf, etc.<text:line-break/>Cada organización se encuentra dentro de un elemeno &lt;D&gt;. Puede haber más de una.</text:p>
          </table:table-cell>
        </table:table-row>
        <table:table-row table:style-name="Table1.1">
          <table:table-cell table:style-name="Table1.A1" office:value-type="string">
            <text:p text:style-name="P12">&lt;EXCHANGES&gt;</text:p>
          </table:table-cell>
          <table:table-cell table:style-name="Table1.B1" office:value-type="string">
            <text:p text:style-name="P13"><text:span text:style-name="T6">Bolsa de valores mencionadas en la noticia. Por ejemplo: nysec, nasdaq, etc.<text:line-break/>Cada bolsa se encuentra dentro de un elemeno &lt;D&gt;. Puede haber más de una.</text:span></text:p>
          </table:table-cell>
        </table:table-row>
        <table:table-row table:style-name="Table1.1">
          <table:table-cell table:style-name="Table1.A1" office:value-type="string">
            <text:p text:style-name="P12">&lt;COMPANIES&gt;</text:p>
          </table:table-cell>
          <table:table-cell table:style-name="Table1.B1" office:value-type="string">
            <text:p text:style-name="P13"><text:span text:style-name="T6">Aunque interesante este campo no tiene datos. </text:span><text:span text:style-name="T7">Ignorar.</text:span></text:p>
          </table:table-cell>
        </table:table-row>
        <table:table-row table:style-name="Table1.1">
          <table:table-cell table:style-name="Table1.A1" office:value-type="string">
            <text:p text:style-name="P12">&lt;UNKNOWN&gt;</text:p>
            <text:p text:style-name="P12">&lt;MKNOTE&gt;</text:p>
          </table:table-cell>
          <table:table-cell table:style-name="Table1.B1" office:value-type="string">
            <text:p text:style-name="P11">Campos sin interés. Deben ser ignorados.</text:p>
          </table:table-cell>
        </table:table-row>
        <table:table-row table:style-name="Table1.1">
          <table:table-cell table:style-name="Table1.A1" office:value-type="string">
            <text:p text:style-name="P12">&lt;TEXT&gt;</text:p>
          </table:table-cell>
          <table:table-cell table:style-name="Table1.B1" office:value-type="string">
            <text:p text:style-name="P12">Contiene la noticia. Desglosada de la siguiente manera:</text:p>
          </table:table-cell>
        </table:table-row>
        <table:table-row table:style-name="Table1.1">
          <table:table-cell table:style-name="Table1.A1" office:value-type="string">
            <text:p text:style-name="P13"><text:span text:style-name="T6"><text:tab/>&lt;TITLE&gt;</text:span></text:p>
          </table:table-cell>
          <table:table-cell table:style-name="Table1.B1" office:value-type="string">
            <text:p text:style-name="P12">Título de la noticia</text:p>
          </table:table-cell>
        </table:table-row>
        <table:table-row table:style-name="Table1.1">
          <table:table-cell table:style-name="Table1.A1" office:value-type="string">
            <text:p text:style-name="P12"><text:tab/>&lt;AUTHOR&gt;</text:p>
          </table:table-cell>
          <table:table-cell table:style-name="Table1.B1" office:value-type="string">
            <text:p text:style-name="P13"><text:span text:style-name="T6">Autor o autores de la noticia. </text:span><text:span text:style-name="T7">No están separados por elementos &lt;D&gt;.</text:span></text:p>
          </table:table-cell>
        </table:table-row>
        <table:table-row table:style-name="Table1.1">
          <table:table-cell table:style-name="Table1.A1" office:value-type="string">
            <text:p text:style-name="P12"><text:tab/>&lt;DATELINE&gt;</text:p>
          </table:table-cell>
          <table:table-cell table:style-name="Table1.B1" office:value-type="string">
            <text:p text:style-name="P12">Lugar y fecha dentro de la noticia. Por ejemplo: Quito, march 18</text:p>
          </table:table-cell>
        </table:table-row>
        <table:table-row table:style-name="Table1.1">
          <table:table-cell table:style-name="Table1.A1" office:value-type="string">
            <text:p text:style-name="P12"><text:tab/>&lt;BODY&gt;</text:p>
          </table:table-cell>
          <table:table-cell table:style-name="Table1.B1" office:value-type="string">
            <text:p text:style-name="P12">Cuerpo de la noticia</text:p>
          </table:table-cell>
        </table:table-row>
      </table:table>
      <text:p text:style-name="P3"/>
      <text:p text:style-name="P3"/>
      <text:p text:style-name="P4">Carga</text:p>
      <text:p text:style-name="P5"><text:soft-page-break/>La aplicación recibe como dato un directorio el cual contiene los archivos XML con los datos a cargar. Los datos se deben cargar en una colección con un nombre escogido por el usuario. <text:s/></text:p>
      <text:p text:style-name="P8"><text:span text:style-name="T3">La colección mongoDB que almacene esos datos debe contener un documento por cada artículo de la colección </text:span><text:span text:style-name="T4">Reuters21578</text:span><text:span text:style-name="T3">. <text:s/>Los elementos TOPICS, PLACES, PEOPLE, ORGS y EXCHANGES deben consistir de arreglos con los valores de los elementos D anidados. Se debe además extraer el valor del atributo NEWID del elemento REUTERS.</text:span></text:p>
      <text:p text:style-name="P3"/>
      <text:p text:style-name="P4">Indexado</text:p>
      <text:p text:style-name="Standard"><text:span text:style-name="T3">Se deben crear los siguientes índices para facilitar el acceso a la información cargada.</text:span></text:p>
      <text:list xml:id="list4568745521100221043" text:style-name="WW8Num1">
        <text:list-item>
          <text:p text:style-name="P6"><text:span text:style-name="T3">Crear un índice ascendente para cada uno de los campos de arreglos (TOPICS, PLACES, PEOPLE, ORGS y EXCHANGES).</text:span></text:p>
        </text:list-item>
        <text:list-item>
          <text:p text:style-name="P6"><text:span text:style-name="T3">Crear un índice de texto para los campos </text:span><text:span text:style-name="T5">TITLE y BODY.</text:span></text:p>
        </text:list-item>
      </text:list>
      <text:p text:style-name="P15">Búsqueda</text:p>
      <text:p text:style-name="P3">Usando la herramienta de comandos de mongoDB. Realizar las siguientes consultas. Para cada consulta se debe imprimir el identificador (NEWID) y el título (TITLE).</text:p>
      <text:list xml:id="list7137781396711528840" text:style-name="WW8Num2">
        <text:list-item>
          <text:p text:style-name="P7"><text:span text:style-name="T3">sugar (en TOPICS) and indonesia (en PLACES)</text:span></text:p>
        </text:list-item>
        <text:list-item>
          <text:p text:style-name="P7"><text:span text:style-name="T3">colombia and coffee (en BODY)</text:span></text:p>
        </text:list-item>
      </text:list>
      <text:p text:style-name="P17"><text:span text:style-name="T2">Operación adicional</text:span></text:p>
      <text:p text:style-name="P10">Usar el mecanismo de mapReduce para contar la frecuencia de cada valor del campo PLACES. Esto es, si se tiene </text:p>
      <text:p text:style-name="P19"><text:span text:style-name="T9">{ "_id":1, ..., "places": [ "costa-rica", "el-salvador" ] }</text:span></text:p>
      <text:p text:style-name="P19"><text:span text:style-name="T9">{ "_id":2, ..., "places": [ "argentina", "el-salvador","usa" ] }</text:span></text:p>
      <text:p text:style-name="P19"><text:span text:style-name="T9">{ "_id":3, ..., "places": [ "usa", "colombia" ] }</text:span></text:p>
      <text:p text:style-name="P10">se obtenga:</text:p>
      <text:p text:style-name="P19"><text:span text:style-name="T9">{ "_id" : "costa-rica", "value" : 1 }</text:span></text:p>
      <text:p text:style-name="P19"><text:span text:style-name="T9">{ "_id" : "el-salvador", "value" : 2 }</text:span></text:p>
      <text:p text:style-name="P19"><text:span text:style-name="T9">{ "_id" : "argentina", "value" : 1 }</text:span></text:p>
      <text:p text:style-name="P19"><text:span text:style-name="T9">{ "_id" : "usa", "value" : 2 }</text:span></text:p>
      <text:p text:style-name="P19"><text:span text:style-name="T9">{ "_id" : "colombia", "value" : 1 }</text:span></text:p>
      <text:p text:style-name="P18"/>
      <text:p text:style-name="P16">Consideraciones finales</text:p>
      <text:p text:style-name="P5">Pueden usar cualquier lenguaje de programación. Se recomiendan Python y Java.</text:p>
      <text:p text:style-name="Standard"><text:soft-page-break/><text:span text:style-name="T3">Investigar y usar herramientas para convertir XML en JSON. Un punto de partida es </text:span><text:a xlink:type="simple" xlink:href="https://gist.github.com/smihica/2792662" text:style-name="Internet_20_link" text:visited-style-name="Visited_20_Internet_20_Link"><text:span text:style-name="Internet_20_link"><text:span text:style-name="T3">Xml to JSON parser-converter in Python. · GitHub</text:span></text:span></text:a><text:span text:style-name="T3">.</text:span></text:p>
      <text:p text:style-name="P3">Investigar mecanismos para cargar datos JSON en mongoDB.</text:p>
      <text:p text:style-name="P3">La tarea puede ser realizada en grupos de dos personas.</text:p>
      <text:p text:style-name="Standard"><text:span text:style-name="T3">La fecha límite de entrega es el lunes 11 de juni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s" fo:country="C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E Araya Monge</meta:initial-creator>
    <meta:creation-date>2018-05-15T13:44:00</meta:creation-date>
    <dc:date>2018-06-07T02:20:45.598091815</dc:date>
    <meta:editing-cycles>7</meta:editing-cycles>
    <meta:editing-duration>PT11H29M33S</meta:editing-duration>
    <meta:document-statistic meta:table-count="1" meta:image-count="0" meta:object-count="0" meta:page-count="3" meta:paragraph-count="62" meta:word-count="645" meta:character-count="3894" meta:non-whitespace-character-count="3306"/>
    <meta:generator>LibreOffice/5.1.6.2$Linux_X86_64 LibreOffice_project/10m0$Build-2</meta:generator>
  </office:meta>
</office:document-meta>
</file>